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dfa4" officeooo:paragraph-rsid="0006dfa4"/>
    </style:style>
    <style:style style:name="P2" style:family="paragraph" style:parent-style-name="Standard">
      <style:text-properties fo:font-weight="bold" officeooo:rsid="0008ace0" officeooo:paragraph-rsid="0008ace0" style:font-weight-asian="bold" style:font-weight-complex="bold"/>
    </style:style>
    <style:style style:name="P3" style:family="paragraph" style:parent-style-name="Standard">
      <style:text-properties officeooo:rsid="0008ace0" officeooo:paragraph-rsid="0008ace0"/>
    </style:style>
    <style:style style:name="P4" style:family="paragraph" style:parent-style-name="Standard">
      <style:text-properties officeooo:rsid="0008bfb5" officeooo:paragraph-rsid="0008bfb5"/>
    </style:style>
    <style:style style:name="P5" style:family="paragraph" style:parent-style-name="Standard">
      <style:text-properties officeooo:rsid="00090e9f" officeooo:paragraph-rsid="00090e9f"/>
    </style:style>
    <style:style style:name="P6" style:family="paragraph" style:parent-style-name="Standard">
      <style:text-properties officeooo:rsid="000a6a22" officeooo:paragraph-rsid="000a6a22"/>
    </style:style>
    <style:style style:name="T1" style:family="text">
      <style:text-properties officeooo:rsid="0008ac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56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и<text:span text:style-name="T1">сленное решение задачи 2</text:span></text:p>
      <text:p text:style-name="P2">Условие:</text:p>
      <text:p text:style-name="P3">Имеется полиномиальная функция вида: <draw:frame draw:style-name="fr1" draw:name="Object1" text:anchor-type="as-char" svg:y="-0.1728in" svg:width="2.2283in" svg:height="0.2339in" draw:z-index="0"><draw:object xlink:href="./Object 1" xlink:type="simple" xlink:show="embed" xlink:actuate="onLoad"/><draw:image xlink:href="./ObjectReplacements/Object 1" xlink:type="simple" xlink:show="embed" xlink:actuate="onLoad"/></draw:frame>. Коэффициенты <draw:frame draw:style-name="fr1" draw:name="Object2" text:anchor-type="as-char" svg:y="-0.1492in" svg:width="0.5799in" svg:height="0.21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в начальный момент задаются произвольно в диапазоне вещественных чисел от -1 до +1. </text:p>
      <text:p text:style-name="P3">Необходимо найти коэффициенты функции <draw:frame draw:style-name="fr1" draw:name="Object3" text:anchor-type="as-char" svg:y="-0.1728in" svg:width="2.2071in" svg:height="0.23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удовлетворяющей условию: <text:span text:style-name="T2"><draw:frame draw:style-name="fr1" draw:name="Object4" text:anchor-type="as-char" svg:y="-0.1839in" svg:width="1.0472in" svg:height="0.24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, где <draw:frame draw:style-name="fr1" draw:name="Object5" text:anchor-type="as-char" svg:y="-0.1528in" svg:width="1.2299in" svg:height="0.201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- ошибка, исходя из того, что коэффициенты <draw:frame draw:style-name="fr1" draw:name="Object6" text:anchor-type="as-char" svg:y="-0.1492in" svg:width="0.5799in" svg:height="0.21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алгоритму неизвестны, x - одномерный массив случайных вещественных чисел в диапазоне от -1 до +1.</text:p>
      <text:p text:style-name="P3"/>
      <text:p text:style-name="P2">Решение:</text:p>
      <text:p text:style-name="P4">Исходя из условия для коэффициентов <text:s/><draw:frame draw:style-name="fr1" draw:name="Object7" text:anchor-type="as-char" svg:y="-0.1492in" svg:width="0.5819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данная задача решается методом наименьших квадратов.</text:p>
      <text:p text:style-name="P4"/>
      <text:p text:style-name="P4">1. Преобразуем условие (модуль можно опустить так как выражение под сумой возводится в квадрат)</text:p>
      <text:p text:style-name="P3"><draw:frame draw:style-name="fr1" draw:name="Object8" text:anchor-type="as-char" svg:y="-0.2028in" svg:width="7.339in" svg:height="0.26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2. Для полученного выражения возьмем частные производные 1го порядки и приравняем их к нулю</text:p>
      <text:p text:style-name="P4"/>
      <text:p text:style-name="P4"><draw:frame draw:style-name="fr1" draw:name="Object9" text:anchor-type="as-char" svg:y="-0.5811in" svg:width="3.7134in" svg:height="1.129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3. Получаем следующую систему уравнений</text:p>
      <text:p text:style-name="P4"><draw:frame draw:style-name="fr1" draw:name="Object10" text:anchor-type="as-char" svg:y="-0.3862in" svg:width="3.6055in" svg:height="0.7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5">4. Преобразуем данную систему в матричную</text:p>
      <text:p text:style-name="P5"><draw:frame draw:style-name="fr1" draw:name="Object11" text:anchor-type="as-char" svg:y="-0.4335in" svg:width="3.2516in" svg:height="0.7957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6">Воспользовавшись методом <text:span text:style-name="T3">Жордана-</text:span>Гаусса мы получаем <text:span text:style-name="T3">коэффициенты </text:span><text:span text:style-name="T3"><draw:frame draw:style-name="fr1" draw:name="Object12" text:anchor-type="as-char" svg:y="-0.1492in" svg:width="0.5819in" svg:height="0.21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0:45:44.797469040</meta:creation-date>
    <meta:generator>LibreOffice/24.8.3.2$Linux_X86_64 LibreOffice_project/480$Build-2</meta:generator>
    <dc:date>2024-12-24T12:44:12.434473380</dc:date>
    <meta:editing-duration>PT31M30S</meta:editing-duration>
    <meta:editing-cycles>5</meta:editing-cycles>
    <meta:document-statistic meta:table-count="0" meta:image-count="0" meta:object-count="12" meta:page-count="1" meta:paragraph-count="15" meta:word-count="112" meta:character-count="813" meta:non-whitespace-character-count="705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a</mi>
          <mn>1</mn>
        </msub>
      </mrow>
      <mi>x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sub>
          <mi>a</mi>
          <mn>2</mn>
        </msub>
      </mrow>
      <mi>x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n>3</mn>
        </msup>
        <mo stretchy="false">+</mo>
        <msub>
          <mi>a</mi>
          <mn>3</mn>
        </msub>
      </mrow>
      <mi>x</mi>
      <msup>
        <mrow>
          <mo fence="true" form="prefix" stretchy="false">(</mo>
          <mrow>
            <mi>n</mi>
          </mrow>
          <mo fence="true" form="postfix" stretchy="false">)</mo>
        </mrow>
        <mn>5</mn>
      </msup>
    </mrow>
    <annotation encoding="StarMath 5.0">y(n) = a_1 x(n) + a_2 x(n)^3 + a_3 x(n)^5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b</mi>
              <mn>1</mn>
            </msub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2</mn>
              </msup>
              <mo stretchy="false">+</mo>
              <msub>
                <mi>b</mi>
                <mn>2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4</mn>
              </msup>
              <mo stretchy="false">+</mo>
              <msub>
                <mi>b</mi>
                <mn>3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6</mn>
              </msup>
              <mo stretchy="false">=</mo>
              <mrow>
                <mo stretchy="false">∑</mo>
                <mi>y</mi>
              </mrow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  <mi>x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td>
      </mtr>
      <mtr>
        <mtd>
          <mrow>
            <msub>
              <mi>b</mi>
              <mn>1</mn>
            </msub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4</mn>
              </msup>
              <mo stretchy="false">+</mo>
              <msub>
                <mi>b</mi>
                <mn>2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6</mn>
              </msup>
              <mo stretchy="false">+</mo>
              <msub>
                <mi>b</mi>
                <mn>3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8</mn>
              </msup>
              <mo stretchy="false">=</mo>
              <mrow>
                <mo stretchy="false">∑</mo>
                <mi>y</mi>
              </mrow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  <mi>x</mi>
            <msup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n>3</mn>
            </msup>
          </mrow>
        </mtd>
      </mtr>
      <mtr>
        <mtd>
          <mrow>
            <msub>
              <mi>b</mi>
              <mn>1</mn>
            </msub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6</mn>
              </msup>
              <mo stretchy="false">+</mo>
              <msub>
                <mi>b</mi>
                <mn>2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8</mn>
              </msup>
              <mo stretchy="false">+</mo>
              <msub>
                <mi>b</mi>
                <mn>3</mn>
              </msub>
            </mrow>
            <mrow>
              <mo stretchy="false">∑</mo>
              <mi>x</mi>
            </mrow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10</mn>
              </msup>
              <mo stretchy="false">=</mo>
              <mrow>
                <mo stretchy="false">∑</mo>
                <mi>y</mi>
              </mrow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  <mi>x</mi>
            <msup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n>5</mn>
            </msup>
          </mrow>
        </mtd>
      </mtr>
    </mtable>
    <annotation encoding="StarMath 5.0">b_1 sum x(n)^2 + b_2 sum x(n)^4 + b_3 sum x(n)^6  = sum y(n)x(n) newline
b_1 sum x(n)^4 + b_2 sum x(n)^6 + b_3 sum x(n)^8  = sum y(n)x(n)^3 newline
b_1 sum x(n)^6 + b_2 sum x(n)^8 + b_3 sum x(n)^10  = sum y(n)x(n)^5</annotation>
  </semantics>
</math>
</file>

<file path=Object 11/content.xml><?xml version="1.0" encoding="utf-8"?>
<math xmlns="http://www.w3.org/1998/Math/MathML" display="block">
  <semantics>
    <mrow>
      <mo fence="true" form="prefix" stretchy="true">⟨</mo>
      <mrow>
        <mrow>
          <mtable>
            <mtr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2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4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6</mn>
                  </msup>
                </mrow>
              </mtd>
            </mtr>
            <mtr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4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6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8</mn>
                  </msup>
                </mrow>
              </mtd>
            </mtr>
            <mtr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6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8</mn>
                  </msup>
                </mrow>
              </mtd>
              <mtd>
                <mrow>
                  <mrow>
                    <mo stretchy="false">∑</mo>
                    <mi>x</mi>
                  </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10</mn>
                  </msup>
                </mrow>
              </mtd>
            </mtr>
          </mtable>
          <mo stretchy="false">|</mo>
          <mtable>
            <mtr>
              <mtd>
                <mrow>
                  <mrow>
                    <mo stretchy="false">∑</mo>
                    <mi>y</mi>
                  </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i>x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td>
            </mtr>
            <mtr>
              <mtd>
                <mrow>
                  <mrow>
                    <mo stretchy="false">∑</mo>
                    <mi>y</mi>
                  </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i>x</mi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3</mn>
                  </msup>
                </mrow>
              </mtd>
            </mtr>
            <mtr>
              <mtd>
                <mrow>
                  <mrow>
                    <mo stretchy="false">∑</mo>
                    <mi>y</mi>
                  </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i>x</mi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5</mn>
                  </msup>
                </mrow>
              </mtd>
            </mtr>
          </mtable>
        </mrow>
      </mrow>
      <mo fence="true" form="postfix" stretchy="true">⟩</mo>
    </mrow>
    <annotation encoding="StarMath 5.0"> left langle matrix{sum x(n)^2 # sum x(n)^4 # sum x(n)^6 ## sum x(n)^4 # sum x(n)^6 # sum x(n)^8 ## sum x(n)^6 # sum x(n)^8 # sum x(n)^10} mline matrix{sum y(n)x(n) ## sum y(n)x(n)^3 ## sum y(n)x(n)^5 } right rangle  </annotation>
  </semantics>
</math>
</file>

<file path=Object 12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sub>
        <mi>b</mi>
        <mn>3</mn>
      </msub>
    </mrow>
    <annotation encoding="StarMath 5.0">b_1, b_2, b_3 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i>,</mi>
      <msub>
        <mi>a</mi>
        <mn>2</mn>
      </msub>
      <mi>,</mi>
      <msub>
        <mi>a</mi>
        <mn>3</mn>
      </msub>
    </mrow>
    <annotation encoding="StarMath 5.0">a_1, a_2, a_3 </annotation>
  </semantics>
</math>
</file>

<file path=Object 3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b</mi>
          <mn>1</mn>
        </msub>
      </mrow>
      <mi>x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sub>
          <mi>b</mi>
          <mn>2</mn>
        </msub>
      </mrow>
      <mi>x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n>3</mn>
        </msup>
        <mo stretchy="false">+</mo>
        <msub>
          <mi>b</mi>
          <mn>3</mn>
        </msub>
      </mrow>
      <mi>x</mi>
      <msup>
        <mrow>
          <mo fence="true" form="prefix" stretchy="false">(</mo>
          <mrow>
            <mi>n</mi>
          </mrow>
          <mo fence="true" form="postfix" stretchy="false">)</mo>
        </mrow>
        <mn>5</mn>
      </msup>
    </mrow>
    <annotation encoding="StarMath 5.0">z(n) = b_1 x(n) + b_2 x(n)^3 + b_3 x(n)^5</annotation>
  </semantics>
</math>
</file>

<file path=Object 4/content.xml><?xml version="1.0" encoding="utf-8"?>
<math xmlns="http://www.w3.org/1998/Math/MathML" display="block">
  <semantics>
    <mrow>
      <mrow>
        <mo stretchy="false">∑</mo>
        <msup>
          <mrow>
            <mo fence="true" form="prefix" stretchy="true">|</mo>
            <mrow>
              <mrow>
                <mi>e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o stretchy="false">→</mo>
      <mi mathvariant="italic">min</mi>
    </mrow>
    <annotation encoding="StarMath 5.0">sum {abs{e(n)}}^2-&gt;min
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z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−</mo>
        <mi>y</mi>
      </mrow>
      <mrow>
        <mo fence="true" form="prefix" stretchy="false">(</mo>
        <mrow>
          <mi>n</mi>
        </mrow>
        <mo fence="true" form="postfix" stretchy="false">)</mo>
      </mrow>
    </mrow>
    <annotation encoding="StarMath 5.0">e(n) = z(n) - y(n)</annotation>
  </semantics>
</math>
</file>

<file path=Object 6/content.xml><?xml version="1.0" encoding="utf-8"?>
<math xmlns="http://www.w3.org/1998/Math/MathML" display="block">
  <semantics>
    <mrow>
      <msub>
        <mi>a</mi>
        <mn>1</mn>
      </msub>
      <mi>,</mi>
      <msub>
        <mi>a</mi>
        <mn>2</mn>
      </msub>
      <mi>,</mi>
      <msub>
        <mi>a</mi>
        <mn>3</mn>
      </msub>
    </mrow>
    <annotation encoding="StarMath 5.0">a_1, a_2, a_3 </annotation>
  </semantics>
</math>
</file>

<file path=Object 7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sub>
        <mi>b</mi>
        <mn>3</mn>
      </msub>
    </mrow>
    <annotation encoding="StarMath 5.0">b_1, b_2, b_3 </annotation>
  </semantics>
</math>
</file>

<file path=Object 8/content.xml><?xml version="1.0" encoding="utf-8"?>
<math xmlns="http://www.w3.org/1998/Math/MathML" display="block">
  <semantics>
    <mrow>
      <mrow>
        <mo stretchy="false">∑</mo>
        <msup>
          <mrow>
            <mo fence="true" form="prefix" stretchy="true">|</mo>
            <mrow>
              <mrow>
                <mi>e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o stretchy="false">=</mo>
      <mrow>
        <mo stretchy="false">∑</mo>
        <msup>
          <mrow>
            <mo fence="true" form="prefix" stretchy="true">|</mo>
            <mrow>
              <mrow>
                <mi>z</mi>
                <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o stretchy="false">−</mo>
                  <mi>y</mi>
                </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o stretchy="false">=</mo>
      <mrow>
        <mo stretchy="false">∑</mo>
        <msup>
          <mrow>
            <mo fence="true" form="prefix" stretchy="true">|</mo>
            <mrow>
              <mrow>
                <msub>
                  <mi>b</mi>
                  <mn>1</mn>
                </msub>
                <mi>x</mi>
                <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o stretchy="false">+</mo>
                  <msub>
                    <mi>b</mi>
                    <mn>2</mn>
                  </msub>
                </mrow>
                <mi>x</mi>
                <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3</mn>
                  </msup>
                  <mo stretchy="false">+</mo>
                  <msub>
                    <mi>b</mi>
                    <mn>3</mn>
                  </msub>
                </mrow>
                <mi>x</mi>
                <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5</mn>
                  </msup>
                  <mo stretchy="false">−</mo>
                  <mi>y</mi>
                </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</mrow>
      <mo stretchy="false">=</mo>
      <mrow>
        <mo stretchy="false">∑</mo>
        <msup>
          <mrow>
            <mo fence="true" form="prefix" stretchy="false">(</mo>
            <mrow>
              <mrow>
                <msub>
                  <mi>b</mi>
                  <mn>1</mn>
                </msub>
                <mi>x</mi>
                <mrow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  <mo stretchy="false">+</mo>
                  <msub>
                    <mi>b</mi>
                    <mn>2</mn>
                  </msub>
                </mrow>
                <mi>x</mi>
                <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3</mn>
                  </msup>
                  <mo stretchy="false">+</mo>
                  <msub>
                    <mi>b</mi>
                    <mn>3</mn>
                  </msub>
                </mrow>
                <mi>x</mi>
                <mrow>
                  <msup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  <mn>5</mn>
                  </msup>
                  <mo stretchy="false">−</mo>
                  <mi>y</mi>
                </mrow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false">)</mo>
          </mrow>
          <mn>2</mn>
        </msup>
      </mrow>
    </mrow>
    <annotation encoding="StarMath 5.0">sum {abs{e(n)}}^2 = sum {abs{z(n) - y(n)}}^2 = sum {abs{b_1 x(n) + b_2 x(n)^3 + b_3 x(n)^5 - y(n)}}^2 = sum (b_1 x(n) + b_2 x(n)^3 + b_3 x(n)^5 - y(n))^2 
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o stretchy="false">∂</mo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n>2</mn>
            </mrow>
            <mrow>
              <mo stretchy="false">∑</mo>
              <mrow>
                <mo fence="true" form="prefix" stretchy="false">(</mo>
                <mrow>
                  <mrow>
                    <msub>
                      <mi>b</mi>
                      <mn>1</mn>
                    </msub>
                    <mi>x</mi>
                    <mrow>
                      <mrow>
                        <mo fence="true" form="prefix" stretchy="false">(</mo>
                        <mrow>
                          <mi>n</mi>
                        </mrow>
                        <mo fence="true" form="postfix" stretchy="false">)</mo>
                      </mrow>
                      <mo stretchy="false">+</mo>
                      <msub>
                        <mi>b</mi>
                        <mn>2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3</mn>
                      </msup>
                      <mo stretchy="false">+</mo>
                      <msub>
                        <mi>b</mi>
                        <mn>3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5</mn>
                      </msup>
                      <mo stretchy="false">−</mo>
                      <mi>y</mi>
                    </mrow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x</mi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row>
              <mfrac>
                <mo stretchy="false">∂</mo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n>2</mn>
            </mrow>
            <mrow>
              <mo stretchy="false">∑</mo>
              <mrow>
                <mo fence="true" form="prefix" stretchy="false">(</mo>
                <mrow>
                  <mrow>
                    <msub>
                      <mi>b</mi>
                      <mn>1</mn>
                    </msub>
                    <mi>x</mi>
                    <mrow>
                      <mrow>
                        <mo fence="true" form="prefix" stretchy="false">(</mo>
                        <mrow>
                          <mi>n</mi>
                        </mrow>
                        <mo fence="true" form="postfix" stretchy="false">)</mo>
                      </mrow>
                      <mo stretchy="false">+</mo>
                      <msub>
                        <mi>b</mi>
                        <mn>2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3</mn>
                      </msup>
                      <mo stretchy="false">+</mo>
                      <msub>
                        <mi>b</mi>
                        <mn>3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5</mn>
                      </msup>
                      <mo stretchy="false">−</mo>
                      <mi>y</mi>
                    </mrow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x</mi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3</mn>
              </msup>
              <mo stretchy="false">=</mo>
              <mn>0</mn>
            </mrow>
          </mrow>
        </mtd>
      </mtr>
      <mtr>
        <mtd>
          <mrow>
            <mrow>
              <mfrac>
                <mo stretchy="false">∂</mo>
                <mrow>
                  <mo stretchy="false">∂</mo>
                  <msub>
                    <mi>b</mi>
                    <mn>3</mn>
                  </msub>
                </mrow>
              </mfrac>
              <mo stretchy="false">=</mo>
              <mn>2</mn>
            </mrow>
            <mrow>
              <mo stretchy="false">∑</mo>
              <mrow>
                <mo fence="true" form="prefix" stretchy="false">(</mo>
                <mrow>
                  <mrow>
                    <msub>
                      <mi>b</mi>
                      <mn>1</mn>
                    </msub>
                    <mi>x</mi>
                    <mrow>
                      <mrow>
                        <mo fence="true" form="prefix" stretchy="false">(</mo>
                        <mrow>
                          <mi>n</mi>
                        </mrow>
                        <mo fence="true" form="postfix" stretchy="false">)</mo>
                      </mrow>
                      <mo stretchy="false">+</mo>
                      <msub>
                        <mi>b</mi>
                        <mn>2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3</mn>
                      </msup>
                      <mo stretchy="false">+</mo>
                      <msub>
                        <mi>b</mi>
                        <mn>3</mn>
                      </msub>
                    </mrow>
                    <mi>x</mi>
                    <mrow>
                      <msup>
                        <mrow>
                          <mo fence="true" form="prefix" stretchy="false">(</mo>
                          <mrow>
                            <mi>n</mi>
                          </mrow>
                          <mo fence="true" form="postfix" stretchy="false">)</mo>
                        </mrow>
                        <mn>5</mn>
                      </msup>
                      <mo stretchy="false">−</mo>
                      <mi>y</mi>
                    </mrow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i>x</mi>
            <mrow>
              <msup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  <mn>5</mn>
              </msup>
              <mo stretchy="false">=</mo>
              <mn>0</mn>
            </mrow>
          </mrow>
        </mtd>
      </mtr>
    </mtable>
    <annotation encoding="StarMath 5.0">{ partial } over { partial b_1}  = 2 sum (b_1 x(n) + b_2 x(n)^3 + b_3 x(n)^5 - y(n))x(n) = 0 newline
{ partial } over { partial b_2}  = 2 sum (b_1 x(n) + b_2 x(n)^3 + b_3 x(n)^5 - y(n))x(n)^3 = 0 newline
{ partial } over { partial b_3}  = 2 sum (b_1 x(n) + b_2 x(n)^3 + b_3 x(n)^5 - y(n))x(n)^5 = 0</annotation>
  </semantics>
</math>
</file>